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0500000003EE925E59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cm" svg:stroke-color="#000000" draw:marker-start="Arrow_20_concave" draw:marker-start-width="0.3cm" draw:marker-end="Arrow_20_concave" draw:marker-end-width="0.3cm" draw:fill="solid" draw:fill-color="#ff7b00" draw:textarea-horizontal-align="center" draw:textarea-vertical-align="middle"/>
    </style:style>
    <style:style style:name="gr5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7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9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margin-left="0cm" fo:margin-right="0cm" fo:text-indent="0cm"/>
      <style:text-properties fo:font-style="italic" style:font-size-asian="24pt" style:font-size-complex="24pt"/>
    </style:style>
    <style:style style:name="P6" style:family="paragraph">
      <style:paragraph-properties fo:margin-left="0cm" fo:margin-right="0cm" fo:text-indent="0cm"/>
      <style:text-properties fo:font-size="16pt" fo:font-style="italic" style:font-size-asian="24pt" style:font-size-complex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6pt" fo:font-style="italic"/>
    </style:style>
    <style:style style:name="T1" style:family="text">
      <style:text-properties fo:font-size="16pt"/>
    </style:style>
    <style:style style:name="T2" style:family="text">
      <style:text-properties fo:font-size="1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5cm" svg:height="4.5cm" svg:x="7.58cm" svg:y="8.203cm">
          <text:p text:style-name="P7"/>
        </draw:rect>
        <draw:rect draw:style-name="gr2" draw:text-style-name="P3" draw:layer="layout" svg:width="4cm" svg:height="0.625cm" svg:x="7.83cm" svg:y="11.828cm">
          <text:p text:style-name="P2"><text:span text:style-name="T1">RDF store</text:span></text:p>
        </draw:rect>
        <draw:rect draw:style-name="gr2" draw:text-style-name="P3" draw:layer="layout" svg:width="4cm" svg:height="0.625cm" svg:x="7.83cm" svg:y="10.703cm">
          <text:p text:style-name="P2"><text:span text:style-name="T1">reasoner</text:span></text:p>
        </draw:rect>
        <draw:rect draw:style-name="gr2" draw:text-style-name="P3" draw:layer="layout" svg:width="4cm" svg:height="0.625cm" svg:x="7.83cm" svg:y="9.578cm">
          <text:p text:style-name="P2"><text:span text:style-name="T1">application hook</text:span></text:p>
        </draw:rect>
        <draw:frame draw:style-name="gr3" draw:text-style-name="P1" draw:layer="layout" svg:width="2.821cm" svg:height="2.186cm" svg:x="8.384cm" svg:y="13.642cm">
          <draw:image xlink:href="Pictures/10000000000000500000003EE925E597.jpg" xlink:type="simple" xlink:show="embed" xlink:actuate="onLoad">
            <text:p text:style-name="P7"/>
          </draw:image>
        </draw:frame>
        <draw:line draw:style-name="gr4" draw:text-style-name="P1" draw:layer="layout" svg:x1="9.83cm" svg:y1="12.453cm" svg:x2="9.83cm" svg:y2="13.578cm">
          <text:p text:style-name="P7"/>
        </draw:line>
        <draw:line draw:style-name="gr5" draw:text-style-name="P1" draw:layer="layout" svg:x1="9.355cm" svg:y1="11.328cm" svg:x2="9.355cm" svg:y2="11.828cm">
          <text:p text:style-name="P7"/>
        </draw:line>
        <draw:line draw:style-name="gr5" draw:text-style-name="P1" draw:layer="layout" svg:x1="9.355cm" svg:y1="10.203cm" svg:x2="9.355cm" svg:y2="10.703cm">
          <text:p text:style-name="P7"/>
        </draw:line>
        <draw:line draw:style-name="gr5" draw:text-style-name="P1" draw:layer="layout" svg:x1="9.355cm" svg:y1="9.078cm" svg:x2="9.355cm" svg:y2="9.578cm">
          <text:p text:style-name="P7"/>
        </draw:line>
        <draw:line draw:style-name="gr5" draw:text-style-name="P1" draw:layer="layout" svg:x1="10.105cm" svg:y1="11.828cm" svg:x2="10.105cm" svg:y2="11.328cm">
          <text:p text:style-name="P7"/>
        </draw:line>
        <draw:line draw:style-name="gr5" draw:text-style-name="P1" draw:layer="layout" svg:x1="10.105cm" svg:y1="10.703cm" svg:x2="10.105cm" svg:y2="10.203cm">
          <text:p text:style-name="P7"/>
        </draw:line>
        <draw:line draw:style-name="gr5" draw:text-style-name="P1" draw:layer="layout" svg:x1="10.105cm" svg:y1="9.578cm" svg:x2="10.105cm" svg:y2="9.078cm">
          <text:p text:style-name="P7"/>
        </draw:line>
        <draw:rect draw:style-name="gr2" draw:text-style-name="P3" draw:layer="layout" svg:width="4cm" svg:height="0.625cm" svg:x="7.83cm" svg:y="8.453cm">
          <text:p text:style-name="P2"><text:span text:style-name="T1">...</text:span></text:p>
        </draw:rect>
        <draw:rect draw:style-name="gr6" draw:text-style-name="P4" draw:layer="layout" svg:width="2.051cm" svg:height="1.209cm" svg:x="12.955cm" svg:y="9.328cm">
          <text:p text:style-name="P2"><text:span text:style-name="T1">external</text:span></text:p>
          <text:p text:style-name="P2"><text:span text:style-name="T1">service</text:span></text:p>
        </draw:rect>
        <draw:line draw:style-name="gr4" draw:text-style-name="P1" draw:layer="layout" svg:x1="11.83cm" svg:y1="9.953cm" svg:x2="12.955cm" svg:y2="9.953cm">
          <text:p text:style-name="P7"/>
        </draw:line>
        <draw:frame draw:style-name="gr7" draw:text-style-name="P6" draw:layer="layout" svg:width="2.449cm" svg:height="0.74cm" svg:x="4.506cm" svg:y="7.988cm">
          <draw:text-box>
            <text:p text:style-name="P5"><text:span text:style-name="T1">Sail stack</text:span></text:p>
          </draw:text-box>
        </draw:frame>
        <draw:line draw:style-name="gr8" draw:text-style-name="P1" draw:layer="layout" svg:x1="7.58cm" svg:y1="8.378cm" svg:x2="6.955cm" svg:y2="8.378cm">
          <text:p text:style-name="P7"/>
        </draw:line>
        <draw:frame draw:style-name="gr9" draw:text-style-name="P6" draw:layer="layout" svg:width="3.324cm" svg:height="0.74cm" svg:x="3.631cm" svg:y="9.563cm">
          <draw:text-box>
            <text:p text:style-name="P5"><text:span text:style-name="T1">StackableSail</text:span></text:p>
          </draw:text-box>
        </draw:frame>
        <draw:line draw:style-name="gr8" draw:text-style-name="P1" draw:layer="layout" svg:x1="7.83cm" svg:y1="8.828cm" svg:x2="6.83cm" svg:y2="9.703cm">
          <text:p text:style-name="P7"/>
        </draw:line>
        <draw:line draw:style-name="gr8" draw:text-style-name="P1" draw:layer="layout" svg:x1="7.83cm" svg:y1="9.953cm" svg:x2="6.955cm" svg:y2="9.953cm">
          <text:p text:style-name="P7"/>
        </draw:line>
        <draw:line draw:style-name="gr8" draw:text-style-name="P1" draw:layer="layout" svg:x1="7.83cm" svg:y1="11.078cm" svg:x2="6.83cm" svg:y2="10.203cm">
          <text:p text:style-name="P7"/>
        </draw:line>
        <draw:line draw:style-name="gr4" draw:text-style-name="P1" draw:layer="layout" svg:x1="9.83cm" svg:y1="7.328cm" svg:x2="9.83cm" svg:y2="8.453cm">
          <text:p text:style-name="P7"/>
        </draw:line>
        <draw:frame draw:style-name="gr10" draw:text-style-name="P8" draw:layer="layout" svg:width="4.25cm" svg:height="0.74cm" svg:x="7.705cm" svg:y="6.652cm">
          <draw:text-box>
            <text:p text:style-name="P7"><text:span text:style-name="T2">higher level AP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25%" draw:angle="300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7b00" draw:fill-gradient-name="Gradient_20_7" draw:fill-hatch-name="Hatch_20_1" draw:fill-image-name="Bitmape_20_1" draw:opacity="100%" draw:opacity-name="Transparency_20_2" draw:fill-image-width="0cm" draw:fill-image-height="0cm" draw:textarea-vertical-align="middle" fo:padding-top="0.05cm" fo:padding-bottom="0.05cm" fo:padding-left="0.1cm" fo:padding-right="0.1cm" draw:shadow="hidden" draw:shadow-offset-x="0.1cm" draw:shadow-offset-y="0.1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6.412cm" fo:margin-bottom="13.737cm" fo:margin-left="3.506cm" fo:margin-right="5.84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Arjohn Kampman</meta:initial-creator>
    <meta:creation-date>2005-06-07T13:47:49</meta:creation-date>
    <dc:creator>Arjohn Kampman</dc:creator>
    <dc:date>2005-10-26T17:27:55</dc:date>
    <dc:language>en-US</dc:language>
    <meta:editing-cycles>19</meta:editing-cycles>
    <meta:editing-duration>PT6H42M2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